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style:shadow="none" fo:keep-with-next="always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commun/dateAdresse/dateAdresse#%</text:p>
      <text:p text:style-name="P1"/>
      <text:p text:style-name="P2"/>
      <text:p text:style-name="Standard">%#include AL/echeances/droitsEcheancesAllocataireCommun#%</text:p>
      <text:p text:style-name="Standard"/>
      <text:p text:style-name="Standard"/>
      <text:p text:style-name="Standard"/>
      <text:p text:style-name="P3">%#include AL/commun/signatures/standard#%</text:p>
      <text:p text:style-name="P3">%=pushToEnd()=%</text:p>
      <text:p text:style-name="P3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0.97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11-04T15:20:01</meta:creation-date>
    <dc:date>2014-07-16T09:59:07.01</dc:date>
    <meta:editing-cycles>89</meta:editing-cycles>
    <meta:editing-duration>PT20H17M15S</meta:editing-duration>
    <meta:document-statistic meta:table-count="0" meta:image-count="0" meta:object-count="0" meta:page-count="1" meta:paragraph-count="6" meta:word-count="11" meta:character-count="239"/>
    <meta:user-defined meta:name="Info 1"/>
    <meta:user-defined meta:name="Info 2"/>
    <meta:user-defined meta:name="Info 3"/>
    <meta:user-defined meta:name="Info 4"/>
  </office:meta>
</office:document-meta>
</file>